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24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09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20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26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12-03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9-19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5-0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26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0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26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10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2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2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1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2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04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2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29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0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24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06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25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6130909091" calcext:value-type="float">
            <text:p>20.214613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9735172414" calcext:value-type="float">
            <text:p>20.348973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71649655172" calcext:value-type="float">
            <text:p>20.77716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41344" calcext:value-type="float">
            <text:p>20.68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71287741935" calcext:value-type="float">
            <text:p>20.70712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922" calcext:value-type="float">
            <text:p>20.42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03630967742" calcext:value-type="float">
            <text:p>19.8903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7944" calcext:value-type="float">
            <text:p>19.7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00278709677" calcext:value-type="float">
            <text:p>19.7400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8742068965" calcext:value-type="float">
            <text:p>19.790874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10861935484" calcext:value-type="float">
            <text:p>19.8010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5223225807" calcext:value-type="float">
            <text:p>19.7755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56956" calcext:value-type="float">
            <text:p>19.865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13824" calcext:value-type="float">
            <text:p>20.00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908" calcext:value-type="float">
            <text:p>20.208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9263483871" calcext:value-type="float">
            <text:p>20.3592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30929032258" calcext:value-type="float">
            <text:p>19.953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4456" calcext:value-type="float">
            <text:p>19.89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2513548387" calcext:value-type="float">
            <text:p>19.9672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2397142857" calcext:value-type="float">
            <text:p>19.98823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35729032258" calcext:value-type="float">
            <text:p>19.983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00851612903" calcext:value-type="float">
            <text:p>20.100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5073103448" calcext:value-type="float">
            <text:p>20.20550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38557419355" calcext:value-type="float">
            <text:p>20.3538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2228" calcext:value-type="float">
            <text:p>20.680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6033548387" calcext:value-type="float">
            <text:p>20.8786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22361290323" calcext:value-type="float">
            <text:p>20.472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57812" calcext:value-type="float">
            <text:p>20.245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4043870968" calcext:value-type="float">
            <text:p>20.1224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21496" calcext:value-type="float">
            <text:p>19.94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98250322581" calcext:value-type="float">
            <text:p>20.0098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75817142857" calcext:value-type="float">
            <text:p>20.05758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44691612903" calcext:value-type="float">
            <text:p>20.1244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1656" calcext:value-type="float">
            <text:p>20.3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76376" calcext:value-type="float">
            <text:p>20.41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41215483871" calcext:value-type="float">
            <text:p>20.5141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1048" calcext:value-type="float">
            <text:p>20.8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4732903226" calcext:value-type="float">
            <text:p>20.8334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9632516129" calcext:value-type="float">
            <text:p>21.0996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0256" calcext:value-type="float">
            <text:p>20.98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77916129032" calcext:value-type="float">
            <text:p>20.3077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92584" calcext:value-type="float">
            <text:p>20.27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99401290323" calcext:value-type="float">
            <text:p>20.3899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65431428571" calcext:value-type="float">
            <text:p>20.45654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12934193548" calcext:value-type="float">
            <text:p>20.4512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19233548387" calcext:value-type="float">
            <text:p>20.7719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5704" calcext:value-type="float">
            <text:p>20.7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2730322581" calcext:value-type="float">
            <text:p>20.9272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49208" calcext:value-type="float">
            <text:p>21.18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1357419355" calcext:value-type="float">
            <text:p>21.4511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611612903" calcext:value-type="float">
            <text:p>21.4701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98612" calcext:value-type="float">
            <text:p>21.139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90949677419" calcext:value-type="float">
            <text:p>20.8790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6032" calcext:value-type="float">
            <text:p>20.72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3688" calcext:value-type="float">
            <text:p>20.70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87263448276" calcext:value-type="float">
            <text:p>20.788726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28833548387" calcext:value-type="float">
            <text:p>20.8328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6567483871" calcext:value-type="float">
            <text:p>20.88656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3248" calcext:value-type="float">
            <text:p>20.98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1187096774" calcext:value-type="float">
            <text:p>21.241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2032" calcext:value-type="float">
            <text:p>21.33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24616" calcext:value-type="float">
            <text:p>21.4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57803870968" calcext:value-type="float">
            <text:p>21.2257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15632" calcext:value-type="float">
            <text:p>21.04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68421935484" calcext:value-type="float">
            <text:p>20.8968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18152" calcext:value-type="float">
            <text:p>20.77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75161290323" calcext:value-type="float">
            <text:p>20.807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67317142857" calcext:value-type="float">
            <text:p>20.87673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97832258064" calcext:value-type="float">
            <text:p>20.8797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0280516129" calcext:value-type="float">
            <text:p>20.9502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71512" calcext:value-type="float">
            <text:p>21.04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95830967742" calcext:value-type="float">
            <text:p>21.2695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13895172414" calcext:value-type="float">
            <text:p>21.39138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94350967742" calcext:value-type="float">
            <text:p>21.6094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5855483871" calcext:value-type="float">
            <text:p>21.285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7324" calcext:value-type="float">
            <text:p>21.0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08761290323" calcext:value-type="float">
            <text:p>21.020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628" calcext:value-type="float">
            <text:p>21.0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1825806452" calcext:value-type="float">
            <text:p>21.0761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91058064516" calcext:value-type="float">
            <text:p>21.359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54384" calcext:value-type="float">
            <text:p>21.46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99996" calcext:value-type="float">
            <text:p>21.789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1776" calcext:value-type="float">
            <text:p>22.19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3407483871" calcext:value-type="float">
            <text:p>22.2734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76180645161" calcext:value-type="float">
            <text:p>22.237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37084" calcext:value-type="float">
            <text:p>21.593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11092903226" calcext:value-type="float">
            <text:p>21.7311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6341935484" calcext:value-type="float">
            <text:p>21.5186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9394285714" calcext:value-type="float">
            <text:p>21.55893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17891612903" calcext:value-type="float">
            <text:p>21.5417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99153548387" calcext:value-type="float">
            <text:p>21.4699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21067586207" calcext:value-type="float">
            <text:p>21.61210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74049032258" calcext:value-type="float">
            <text:p>21.6874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26304" calcext:value-type="float">
            <text:p>22.11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97641290323" calcext:value-type="float">
            <text:p>22.0297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3988387097" calcext:value-type="float">
            <text:p>21.8723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458" calcext:value-type="float">
            <text:p>21.40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3987096774" calcext:value-type="float">
            <text:p>21.195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5050322581" calcext:value-type="float">
            <text:p>20.8785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97751724138" calcext:value-type="float">
            <text:p>20.9297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9179354839" calcext:value-type="float">
            <text:p>20.9129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989216" calcext:value-type="float">
            <text:p>20.899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50592" calcext:value-type="float">
            <text:p>21.360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40485" calcext:value-type="float">
            <text:p>21.7240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86944" calcext:value-type="float">
            <text:p>21.464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16288" calcext:value-type="float">
            <text:p>21.26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6772" calcext:value-type="float">
            <text:p>21.41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9028571429" calcext:value-type="float">
            <text:p>21.2119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5492" calcext:value-type="float">
            <text:p>21.33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8948571429" calcext:value-type="float">
            <text:p>21.14789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0052" calcext:value-type="float">
            <text:p>20.99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0364" calcext:value-type="float">
            <text:p>21.20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938" calcext:value-type="float">
            <text:p>20.839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1737142857" calcext:value-type="float">
            <text:p>20.85717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48904" calcext:value-type="float">
            <text:p>21.14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92685714286" calcext:value-type="float">
            <text:p>22.2692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11" calcext:value-type="float">
            <text:p>21.5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2026" calcext:value-type="float">
            <text:p>20.782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8744" calcext:value-type="float">
            <text:p>20.9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4052" calcext:value-type="float">
            <text:p>18.70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6696" calcext:value-type="float">
            <text:p>18.7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2612" calcext:value-type="float">
            <text:p>18.61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9836" calcext:value-type="float">
            <text:p>18.49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6937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028" meta:object-count="0"/>
    <meta:user-defined meta:name="AppVersion">3.0</meta:user-defined>
  </office:meta>
</office:document-meta>
</file>